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A0000028D51540CBE.png" manifest:media-type="image/png"/>
  <manifest:file-entry manifest:full-path="Pictures/1000000000000A00000006409CC56CC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8.163cm"/>
    </style:style>
    <style:style style:name="pr2" style:family="presentation" style:parent-style-name="Domyślnie-subtitle">
      <style:graphic-properties draw:fill-color="#ffffff" draw:auto-grow-height="true" fo:min-height="6.57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xml:id="id1" draw:id="id1">
        <office:forms form:automatic-focus="false" form:apply-design-mode="false"/>
        <draw:frame presentation:style-name="pr1" draw:layer="layout" svg:width="25.199cm" svg:height="8.163cm" svg:x="1.4cm" svg:y="0.837cm" presentation:class="title" presentation:user-transformed="true">
          <draw:text-box>
            <text:p>Model drogowej sygnalizacji świetlnej w programie CANoe</text:p>
          </draw:text-box>
        </draw:frame>
        <draw:frame presentation:style-name="pr2" draw:text-style-name="P1" draw:layer="layout" svg:width="25.199cm" svg:height="6.579cm" svg:x="1.4cm" svg:y="12.8cm" presentation:class="subtitle" presentation:user-transformed="true">
          <draw:text-box>
            <text:p text:style-name="P1"><text:span text:style-name="T1">Andrzej Brodzicki</text:span></text:p>
            <text:p text:style-name="P1"><text:span text:style-name="T1">Aleksander Pasiut</text:span></text:p>
            <text:p text:style-name="P1"><text:span text:style-name="T1">Michał Trojnarski</text:span></text:p>
            <text:p text:style-name="P1"><text:span text:style-name="T1">Mateusz Wąsala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 xml:id="id2" draw:id="id2">
        <draw:frame presentation:style-name="pr4" draw:layer="layout" svg:width="25.199cm" svg:height="3.506cm" svg:x="1.4cm" svg:y="0.837cm" presentation:class="title" presentation:user-transformed="true">
          <draw:text-box>
            <text:p>Cel projektu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2">Celem naszego projektu była realizacja inteligentnego systemu sygnalizacji świetlnej, opartego na schemacie rzeczywistego skrzyżowania. Sterowanie sygnalizacją miało odbywać się za pomocą systemu rozproszonego opartego o magistralę komunikacyjną CAN, będącą standardem w układach współczesnych samochodów.</text:span></text:p>
                <text:p text:style-name="P2"><text:span text:style-name="T3"/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xml:id="id3" draw:id="id3"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Środowisko CANo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rogram CANoe służy do projektowania i analizy sieci ECU, przez co wykorzystywany jest w rzeczywistych układach samochodowych, pozwalając programować i monitorować działanie poszczególnych modułów. Używana przez nas darmowa wersja demo programu umożliwia jedynie symulację takich sieci.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 xml:id="id5" draw:id="id5">
        <draw:frame presentation:style-name="pr6" draw:layer="layout" svg:width="25.199cm" svg:height="3.506cm" svg:x="1.4cm" svg:y="0.837cm" presentation:class="title" presentation:user-transformed="true">
          <draw:text-box>
            <text:p>Koncepc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rzed implementacją skonstruowaliśmy schemat działania sygnalizacji, który opiera się na doborze optymalnego cyklu zmiany świateł – czyli ustawienie zielonego światła dla wlotów niekolidujących ze sobą, a jednocześnie zapewniającego najlepszą przepustowość. Uwzględniono również ewentualne zablokowanie wylotów ze skrzyżowania oraz sygnalizację na przejściach dla pieszych. </text:p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c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tworzono dwa moduły – master i slave, komunikujące się za pomocą message'ów. Są one odpowiedzialne odpowiednio za zegar, obliczenia i wybór optymalnego cyklu oraz za bezpośrednie wykonywanie poleceń tj. ustawienie świateł na skrzyżowaniu.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 xml:id="id7" draw:id="id7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0A00000006409CC56CCB.jpg" xlink:type="simple" xlink:show="embed" xlink:actuate="onLoad"/>
    <draw:fill-image draw:name="background" xlink:href="Pictures/100002010000032A0000028D51540CB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20:15:05.115000000</meta:creation-date>
    <dc:date>2016-03-20T21:35:50.496000000</dc:date>
    <meta:editing-duration>PT1H5M37S</meta:editing-duration>
    <meta:editing-cycles>6</meta:editing-cycles>
    <meta:generator>LibreOffice/4.3.5.2$Windows_x86 LibreOffice_project/3a87456aaa6a95c63eea1c1b3201acedf0751bd5</meta:generator>
    <meta:document-statistic meta:object-count="47"/>
  </office:meta>
</office:document-meta>
</file>